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397cm" svg:height="1.397cm" svg:x="3.032cm" svg:y="3.032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397cm" svg:height="1.397cm" svg:x="6.969cm" svg:y="3.032cm">
          <text:p text:style-name="P1"><text:span text:style-name="T1">i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397cm" svg:height="1.397cm" svg:x="3.032cm" svg:y="6.032cm">
          <text:p text:style-name="P1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6.969cm" svg:y="6.032cm">
          <text:p text:style-name="P1"><text:span text:style-name="T1">j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3.731cm" svg:y1="6.032cm" svg:x2="3.731cm" svg:y2="4.429cm" draw:start-shape="id1" draw:start-glue-point="4" draw:end-shape="id2" draw:end-glue-point="8" svg:d="M3731 6032v-1603" svg:viewBox="0 0 1 1604">
          <text:p text:style-name="P2">&gt;=</text:p>
        </draw:connector>
        <draw:connector draw:style-name="gr2" draw:text-style-name="P2" draw:layer="layout" draw:type="line" svg:x1="3.731cm" svg:y1="6.032cm" svg:x2="7.173cm" svg:y2="4.225cm" draw:start-shape="id1" draw:start-glue-point="4" draw:end-shape="id3" draw:end-glue-point="7" svg:d="M3731 6032l3442-1807" svg:viewBox="0 0 3443 1808">
          <text:p text:style-name="P2">&gt;</text:p>
        </draw:connector>
        <draw:custom-shape draw:style-name="gr1" draw:text-style-name="P1" xml:id="id5" draw:id="id5" draw:layer="layout" svg:width="1.397cm" svg:height="1.397cm" svg:x="3.032cm" svg:y="9.632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397cm" svg:height="1.397cm" svg:x="6.969cm" svg:y="9.632cm">
          <text:p text:style-name="P1"><text:span text:style-name="T1">i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397cm" svg:height="1.397cm" svg:x="3.032cm" svg:y="12.632cm">
          <text:p text:style-name="P1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6.969cm" svg:y="12.632cm">
          <text:p text:style-name="P1"><text:span text:style-name="T1">j+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3.731cm" svg:y1="12.632cm" svg:x2="3.731cm" svg:y2="11.029cm" draw:start-shape="id4" draw:start-glue-point="4" draw:end-shape="id5" draw:end-glue-point="8" svg:d="M3731 12632v-1603" svg:viewBox="0 0 1 1604">
          <text:p text:style-name="P2">&gt;</text:p>
        </draw:connector>
        <draw:connector draw:style-name="gr2" draw:text-style-name="P2" draw:layer="layout" draw:type="line" svg:x1="3.731cm" svg:y1="12.632cm" svg:x2="7.173cm" svg:y2="10.825cm" draw:start-shape="id4" draw:start-glue-point="4" draw:end-shape="id6" draw:end-glue-point="7" svg:d="M3731 12632l3442-1807" svg:viewBox="0 0 3443 1808">
          <text:p text:style-name="P2">&gt;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20:53:39.776443217</meta:creation-date>
    <dc:date>2016-02-18T21:17:48.403724310</dc:date>
    <meta:editing-duration>PT8M58S</meta:editing-duration>
    <meta:editing-cycles>1</meta:editing-cycles>
    <meta:document-statistic meta:object-count="12"/>
    <meta:generator>LibreOffice/4.2.8.2$Linux_X86_64 LibreOffice_project/420m0$Build-2</meta:generator>
  </office:meta>
</office:document-meta>
</file>